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244cm" style:rel-column-width="12505*"/>
    </style:style>
    <style:style style:name="Tabela1.B" style:family="table-column">
      <style:table-column-properties style:column-width="3.842cm" style:rel-column-width="14811*"/>
    </style:style>
    <style:style style:name="Tabela1.C" style:family="table-column">
      <style:table-column-properties style:column-width="9.913cm" style:rel-column-width="38219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file-name text:display="name">UC02.01.03 - Cancelar Solicitação de Inscriçã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0-03-31">
            <text:p text:style-name="Table_20_Contents">31/03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3" office:value-type="date" office:date-value="2010-12-29">
            <text:p text:style-name="Table_20_Contents">29/12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Inclusão do registro de auditoria na pós-condição</text:p>
          </table:table-cell>
        </table:table-row>
      </table:table>
      <text:h text:style-name="Heading_20_3" text:outline-level="3">Pré-condições</text:h>
      <text:list xml:id="list33457368" text:style-name="L1">
        <text:list-item>
          <text:p text:style-name="P1">Usuário autenticado no sistema com as permissões de “Coordenador”;</text:p>
        </text:list-item>
        <text:list-item>
          <text:p text:style-name="P1">Coordenador <text:s/>seleciona a opção cancelar para uma solicitação de inscrição no caso de uso base 'Manter Situação de Inscrições em Turmas';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3445175" text:style-name="L2">
        <text:list-item>
          <text:p text:style-name="P2">Sistema solicita uma confirmação do cancelamento;</text:p>
        </text:list-item>
        <text:list-item>
          <text:p text:style-name="P2">Coordenador confirmar;</text:p>
        </text:list-item>
        <text:list-item>
          <text:p text:style-name="P2">Sistema volta ao passo 5 do fluxo principal do caso de uso base;</text:p>
        </text:list-item>
      </text:list>
      <text:p text:style-name="Text_20_body"/>
      <text:h text:style-name="Heading_20_3" text:outline-level="3">Fluxo Alternativo 1</text:h>
      <text:list xml:id="list33464384" text:style-name="L3">
        <text:list-item>
          <text:p text:style-name="P3">A qualquer momento Coordenador pode clicar na opção cancelar;</text:p>
        </text:list-item>
        <text:list-item>
          <text:p text:style-name="P3">Sistema <text:span text:style-name="T1">volta ao passo 5 do fluxo principal do caso de uso base;</text:span></text:p>
        </text:list-item>
      </text:list>
      <text:p text:style-name="Standard"/>
      <text:h text:style-name="Heading_20_3" text:outline-level="3">Pós-condições</text:h>
      <text:list xml:id="list33458981" text:style-name="L4">
        <text:list-item>
          <text:p text:style-name="P4">Sistema mudou a situação da solicitação de inscrição do aluno de DEF (deferida) ou NEG (indeferida) para REQ (requerida), eliminando qualquer parecer para o deferimento ou indeferimento que houvesse;</text:p>
        </text:list-item>
        <text:list-item>
          <text:p text:style-name="P5">Sistema registrou no log de auditoria no usuário atualmente logado no sistema, a seguinte mensagem: “Cancelada a inscrição do aluno <text:span text:style-name="T2">FULANO</text:span>, matrícula <text:span text:style-name="T2">1234</text:span>, do curso <text:span text:style-name="T2">TASI – Tencologia em Análise de Sistemas Informatizados</text:span>, na turma da disciplina <text:span text:style-name="T2">RD1 – Redes I</text:span>, turno <text:span text:style-name="T2">MANHÃ</text:span>, grade <text:span text:style-name="T2">A</text:span><text:span text:style-name="T3">, no período letivo </text:span><text:span text:style-name="T2">2010.2</text:span><text:span text:style-name="T3">”;</text:span></text:p>
        </text:list-item>
      </text:list>
      <text:p text:style-name="Standard"/>
      <text:h text:style-name="Heading_20_3" text:outline-level="3">Regras de Negócio</text:h>
      <text:p text:style-name="Standard">RN03, RN04, RN05, RN06, RN08, RN09, RN10, RN11, RN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2-20T09:53:17.96</meta:creation-date>
    <dc:date>2010-12-29T13:36:34.50</dc:date>
    <meta:editing-duration>PT11H32M04S</meta:editing-duration>
    <meta:editing-cycles>47</meta:editing-cycles>
    <meta:generator>BrOffice.org/3.2$Win32 OpenOffice.org_project/320m12$Build-9483</meta:generator>
    <meta:document-statistic meta:table-count="1" meta:image-count="0" meta:object-count="0" meta:page-count="1" meta:paragraph-count="28" meta:word-count="215" meta:character-count="1355"/>
    <meta:user-defined meta:name="Informações 1"/>
    <meta:user-defined meta:name="Informações 2"/>
    <meta:user-defined meta:name="Informações 3"/>
    <meta:user-defined meta:name="Informações 4"/>
  </office:meta>
</office:document-meta>
</file>